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004656192B3EB144.png" manifest:media-type="image/png"/>
  <manifest:file-entry manifest:full-path="Pictures/100002010000064000000384EF71DF3308AA9F77.png" manifest:media-type="image/png"/>
  <manifest:file-entry manifest:full-path="Pictures/100002010000064000000384A42D5FB6BE37BB2B.png" manifest:media-type="image/png"/>
  <manifest:file-entry manifest:full-path="Pictures/100002010000064000000384D182F8AB55D147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erif" fo:font-size="16pt" style:text-underline-style="solid" style:text-underline-width="auto" style:text-underline-color="font-color" officeooo:rsid="001e5b6f" officeooo:paragraph-rsid="001e5b6f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Bitstream Vera Serif" fo:font-size="16pt" style:text-underline-style="solid" style:text-underline-width="auto" style:text-underline-color="font-color" officeooo:rsid="001f33d9" officeooo:paragraph-rsid="001f33d9" style:font-size-asian="14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05cm, 0.841cm, 5.928cm, 1.14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051cm, 22.961cm, 17.348cm, 1.62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HO COMMAND</text:p>
      <text:p text:style-name="P1"><draw:frame draw:style-name="fr1" draw:name="Image1" text:anchor-type="paragraph" svg:x="-1.713cm" svg:y="0.333cm" svg:width="19.923cm" svg:height="18.655cm" draw:z-index="0"><draw:image xlink:href="Pictures/100002010000064000000384EF71DF3308AA9F77.png" xlink:type="simple" xlink:show="embed" xlink:actuate="onLoad" loext:mime-type="image/png"/></draw:frame><draw:frame draw:style-name="fr2" draw:name="Image2" text:anchor-type="paragraph" svg:x="-1.501cm" svg:y="13.086cm" svg:width="18.6cm" svg:height="3.44cm" draw:z-index="1"><draw:image xlink:href="Pictures/100002010000064000000384D182F8AB55D1476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READ</text:p>
      <text:p text:style-name="P2"><draw:frame draw:style-name="fr3" draw:name="Image3" text:anchor-type="paragraph" svg:width="21.001cm" svg:height="23.617cm" draw:z-index="2"><draw:image xlink:href="Pictures/100002010000064000000384A42D5FB6BE37BB2B.png" xlink:type="simple" xlink:show="embed" xlink:actuate="onLoad" loext:mime-type="image/png"/></draw:frame></text:p>
      <text:p text:style-name="P2"/>
      <text:p text:style-name="P2"><draw:frame draw:style-name="fr3" draw:name="Image4" text:anchor-type="paragraph" svg:width="19.616cm" svg:height="22.384cm" draw:z-index="3"><draw:image xlink:href="Pictures/100002010000064000000384004656192B3EB14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5:11:56.482501118</meta:creation-date>
    <dc:date>2022-03-22T16:17:07.902889202</dc:date>
    <meta:editing-duration>PT1H5M10S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3" meta:paragraph-count="2" meta:word-count="3" meta:character-count="16" meta:non-whitespace-character-count="15"/>
  </office:meta>
</office:document-meta>
</file>